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&lt;?xml version="1.0" encoding="UTF-8" ?&gt;</text:p>
      <text:p text:style-name="Standard">&lt;rss version="2.0"&gt;</text:p>
      <text:p text:style-name="Standard"><text:s text:c="2"/>&lt;channel&gt;</text:p>
      <text:p text:style-name="Standard"><text:s text:c="4"/>&lt;title&gt;Mentore Markets Live – Trump–Xi &amp; Oro&lt;/title&gt;</text:p>
      <text:p text:style-name="Standard"><text:s text:c="4"/>&lt;link&gt;https://www.reuters.com/&lt;/link&gt;</text:p>
      <text:p text:style-name="Standard"><text:s text:c="4"/>&lt;description&gt;Aggiornamenti in tempo reale su Trump–Xi, oro, Fed e mercati globali&lt;/description&gt;</text:p>
      <text:p text:style-name="Standard"><text:s text:c="4"/>&lt;language&gt;it&lt;/language&gt;</text:p>
      <text:p text:style-name="Standard"/>
      <text:p text:style-name="Standard"><text:s text:c="4"/>&lt;item&gt;</text:p>
      <text:p text:style-name="Standard"><text:s text:c="6"/>&lt;title&gt;Trump–Xi: summit confermato per giovedì mattina (ora Corea)&lt;/title&gt;</text:p>
      <text:p text:style-name="Standard"><text:s text:c="6"/>&lt;link&gt;https://www.reuters.com/world/china/us-china-seek-avoid-trade-war-escalation-salvage-trump-xi-meeting-malaysia-talks-2025-10-25&lt;/link&gt;</text:p>
      <text:p text:style-name="Standard"><text:s text:c="6"/>&lt;description&gt;Il summit tra Trump e Xi si terrà giovedì mattina a Busan, Corea del Sud. Argomenti: tariffe, oro, dollaro, materie prime critiche.&lt;/description&gt;</text:p>
      <text:p text:style-name="Standard"><text:s text:c="6"/>&lt;pubDate&gt;Thu, 30 Oct 2025 08:00:00 +0000&lt;/pubDate&gt;</text:p>
      <text:p text:style-name="Standard"><text:s text:c="4"/>&lt;/item&gt;</text:p>
      <text:p text:style-name="Standard"/>
      <text:p text:style-name="Standard"><text:s text:c="4"/>&lt;item&gt;</text:p>
      <text:p text:style-name="Standard"><text:s text:c="6"/>&lt;title&gt;Oro stabile sopra 4.100 USD/oz in attesa del summit&lt;/title&gt;</text:p>
      <text:p text:style-name="Standard"><text:s text:c="6"/>&lt;link&gt;https://www.investing.com/commodities/gold&lt;/link&gt;</text:p>
      <text:p text:style-name="Standard"><text:s text:c="6"/>&lt;description&gt;Il prezzo spot dell’oro si mantiene sopra i 4.100 USD/oz. Trader in attesa di novità su commercio USA–Cina e tassi Fed.&lt;/description&gt;</text:p>
      <text:p text:style-name="Standard"><text:s text:c="6"/>&lt;pubDate&gt;Thu, 30 Oct 2025 08:15:00 +0000&lt;/pubDate&gt;</text:p>
      <text:p text:style-name="Standard"><text:s text:c="4"/>&lt;/item&gt;</text:p>
      <text:p text:style-name="Standard"/>
      <text:p text:style-name="Standard"><text:s text:c="4"/>&lt;item&gt;</text:p>
      <text:p text:style-name="Standard"><text:s text:c="6"/>&lt;title&gt;Prospettive Fed e impatto sul gold&lt;/title&gt;</text:p>
      <text:p text:style-name="Standard"><text:s text:c="6"/>&lt;link&gt;https://www.reuters.com/markets/us/fed-rate-cut-october-29-preview-2025-10-24&lt;/link&gt;</text:p>
      <text:p text:style-name="Standard"><text:s text:c="6"/>&lt;description&gt;Le aspettative di taglio dei tassi il 29 ottobre restano al 55%. Possibili riflessi rialzisti sull’oro se la Fed conferma un taglio aggressivo.&lt;/description&gt;</text:p>
      <text:p text:style-name="Standard"><text:s text:c="6"/>&lt;pubDate&gt;Thu, 30 Oct 2025 08:30:00 +0000&lt;/pubDate&gt;</text:p>
      <text:p text:style-name="Standard"><text:s text:c="4"/>&lt;/item&gt;</text:p>
      <text:p text:style-name="Standard"/>
      <text:p text:style-name="Standard"><text:s text:c="2"/>&lt;/channel&gt;</text:p>
      <text:p text:style-name="Standard">&lt;/rss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co </meta:initial-creator>
    <meta:creation-date>2025-10-26T11:42:38</meta:creation-date>
    <meta:document-statistic meta:table-count="0" meta:image-count="0" meta:object-count="0" meta:page-count="1" meta:paragraph-count="27" meta:word-count="145" meta:character-count="1543"/>
    <dc:date>2025-10-26T11:42:55</dc:date>
    <dc:creator>marco </dc:creator>
    <meta:editing-duration>PT18S</meta:editing-duration>
    <meta:editing-cycles>1</meta:editing-cycles>
    <meta:generator>OpenOffice/4.1.15$Unix OpenOffice.org_project/4115m2$Build-9813</meta:generator>
  </office:meta>
</office:document-meta>
</file>